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7AABF386F452D9D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3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4" style:family="paragraph" style:parent-style-name="Table_20_Contents">
      <style:text-properties officeooo:rsid="002ca94a" officeooo:paragraph-rsid="0035bc70"/>
    </style:style>
    <style:style style:name="P15" style:family="paragraph" style:parent-style-name="Table_20_Contents">
      <style:text-properties officeooo:paragraph-rsid="001ee474"/>
    </style:style>
    <style:style style:name="P16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7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8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Standard">
      <style:text-properties officeooo:rsid="003e2c11" officeooo:paragraph-rsid="003e2c11"/>
    </style:style>
    <style:style style:name="P20" style:family="paragraph" style:parent-style-name="Standard">
      <style:text-properties officeooo:paragraph-rsid="003e2c11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text-properties officeooo:rsid="001a5680" officeooo:paragraph-rsid="00273a9f" fo:background-color="transparent"/>
    </style:style>
    <style:style style:name="P24" style:family="paragraph" style:parent-style-name="Table_20_Contents">
      <style:text-properties officeooo:rsid="001a5680" officeooo:paragraph-rsid="003e2c11" fo:background-color="transparent"/>
    </style:style>
    <style:style style:name="P25" style:family="paragraph" style:parent-style-name="Table_20_Contents">
      <style:text-properties officeooo:paragraph-rsid="003e2c11" fo:background-color="transparent"/>
    </style:style>
    <style:style style:name="P26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27fb88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35bc70"/>
    </style:style>
    <style:style style:name="T17" style:family="text">
      <style:text-properties officeooo:rsid="001ee474" fo:background-color="transparent" loext:char-shading-value="0"/>
    </style:style>
    <style:style style:name="T18" style:family="text">
      <style:text-properties officeooo:rsid="0018dedf" fo:background-color="transparent" loext:char-shading-value="0"/>
    </style:style>
    <style:style style:name="T19" style:family="text">
      <style:text-properties officeooo:rsid="001dd709" fo:background-color="transparent" loext:char-shading-value="0"/>
    </style:style>
    <style:style style:name="T20" style:family="text">
      <style:text-properties officeooo:rsid="002cbf8a" fo:background-color="transparent" loext:char-shading-value="0"/>
    </style:style>
    <style:style style:name="T21" style:family="text">
      <style:text-properties officeooo:rsid="003a4cbe"/>
    </style:style>
    <style:style style:name="T22" style:family="text">
      <style:text-properties officeooo:rsid="003e2c11"/>
    </style:style>
    <style:style style:name="T23" style:family="text">
      <style:text-properties officeooo:rsid="0044e79f"/>
    </style:style>
    <style:style style:name="T24" style:family="text">
      <style:text-properties officeooo:rsid="003f438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6">#5722, #4556</text:span></text:p>
      <text:p text:style-name="P16">Dodatek č. <text:span text:style-name="T22">4</text:span></text:p>
      <text:p text:style-name="P4">Smluvní strany uzavírají <text:span text:style-name="T1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12"><text:span text:style-name="T8">Česká pirátská strana, </text:span>organizační složka: <text:span text:style-name="T14">Personální odbor</text:span></text:p>
            <text:p text:style-name="P12">z<text:span text:style-name="T13">a</text:span>st<text:span text:style-name="T13">o</text:span>up<text:span text:style-name="T13">ena</text:span>: <text:span text:style-name="T15">Bc. Janou Rohovou, vedoucí</text:span></text:p>
            <text:p text:style-name="P13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2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5"><text:span text:style-name="T9">Barbora Hradečná</text:span><text:span text:style-name="T17">,</text:span><text:span text:style-name="T18"> </text:span><text:span text:style-name="T19">místo podnikání </text:span><text:span text:style-name="T20">Aš</text:span>,</text:p>
            <text:p text:style-name="P15"><text:span text:style-name="T19">IČO </text:span>76518639</text:p>
          </table:table-cell>
        </table:table-row>
        <table:table-row table:style-name="Tabulka1.3">
          <table:table-cell table:style-name="Tabulka1.A1" office:value-type="string">
            <text:list xml:id="list6466172941130253730" text:style-name="L1">
              <text:list-header>
                <text:p text:style-name="P26">Důvod dodatku:</text:p>
              </text:list-header>
            </text:list>
          </table:table-cell>
          <table:table-cell table:style-name="Tabulka1.B3" office:value-type="string">
            <text:p text:style-name="P19">Změna termínu provedení</text:p>
          </table:table-cell>
        </table:table-row>
        <table:table-row table:style-name="Tabulka1.1">
          <table:table-cell table:style-name="Tabulka1.A1" office:value-type="string">
            <text:p text:style-name="P22"><text:span text:style-name="T8">Termín provedení</text:span>:</text:p>
          </table:table-cell>
          <table:table-cell table:style-name="Tabulka1.A1" office:value-type="string">
            <text:p text:style-name="P23"><text:s/><text:span text:style-name="T23">Do 31-12-2017</text:span></text:p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ext:p text:style-name="P17">V <text:span text:style-name="T14">Praze</text:span> dne <text:span text:style-name="T24">31.12.2017</text:span></text:p>
      <text:p text:style-name="P6">Za zadavatele: <text:tab/><text:tab/><text:tab/>Za dodavatele: </text:p>
      <text:p text:style-name="P7"><text:span text:style-name="T15">Vladislav Tobias Esner</text:span><text:tab/><text:tab/><text:span text:style-name="T21">Barbora Hradečná</text:span></text:p>
      <text:p text:style-name="P7"/>
      <text:p text:style-name="P7"/>
      <text:p text:style-name="P6">……………................<text:tab/><text:tab/>….......………….........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7AABF386F452D9D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1-22T10:38:43.523801936</dc:date>
    <meta:editing-cycles>118</meta:editing-cycles>
    <meta:editing-duration>P24DT17H47M16S</meta:editing-duration>
    <meta:generator>LibreOffice/5.1.6.2$Linux_X86_64 LibreOffice_project/10m0$Build-2</meta:generator>
    <meta:print-date>2018-01-22T10:37:53.427227805</meta:print-date>
    <meta:document-statistic meta:table-count="1" meta:image-count="1" meta:object-count="0" meta:page-count="1" meta:paragraph-count="23" meta:word-count="153" meta:character-count="1122" meta:non-whitespace-character-count="983"/>
    <meta:user-defined meta:name="Informace 1"/>
    <meta:user-defined meta:name="Informace 2"/>
    <meta:user-defined meta:name="Informace 3"/>
    <meta:user-defined meta:name="Informace 4"/>
  </office:meta>
</office:document-meta>
</file>